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1">
      <style:paragraph-properties fo:margin-left="0cm" fo:margin-right="0cm" fo:text-indent="0cm" style:auto-text-indent="false"/>
    </style:style>
    <style:style style:name="P3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quirement gathering:</text:p>
      <text:p text:style-name="Standard"/>
      <text:list xml:id="list11528756321" text:style-name="WWNum1">
        <text:list-item>
          <text:p text:style-name="P1">Generation of subjects by university.</text:p>
          <text:p text:style-name="P2"/>
        </text:list-item>
        <text:list-item>
          <text:p text:style-name="P1">Assignment Submission.</text:p>
          <text:p text:style-name="P2"/>
        </text:list-item>
        <text:list-item>
          <text:p text:style-name="P1">Online learning process.</text:p>
          <text:p text:style-name="P2"/>
        </text:list-item>
        <text:list-item>
          <text:p text:style-name="P1">Timetable generation(either exam or lecture).Timetable should generate simply without knowning complexity of process. </text:p>
          <text:p text:style-name="P2"/>
        </text:list-item>
        <text:list-item>
          <text:p text:style-name="P1">Assignment of new faculty.It should be notified to all of the dependants of faculty.</text:p>
        </text:list-item>
      </text:list>
      <text:p text:style-name="List_20_Paragraph"/>
      <text:p text:style-name="List_20_Paragraph"/>
      <text:p text:style-name="List_20_Paragraph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bonise </meta:initial-creator>
    <meta:creation-date>2014-11-12T10:09:14</meta:creation-date>
    <dc:date>2014-11-12T10:12:47</dc:date>
    <dc:creator>webonise </dc:creator>
    <meta:editing-duration>P0D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6" meta:word-count="44" meta:character-count="32" meta:non-whitespace-character-count="283"/>
  </office:meta>
</office:document-meta>
</file>